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2347in"/>
    </style:style>
    <style:style style:name="t1.A1" style:family="table-cell">
      <style:table-cell-properties style:vertical-align="bottom"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5" style:family="table-row">
      <style:table-row-properties style:min-row-height="0.1597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gradhead" style:family="table">
      <style:table-properties style:width="6.6896in" table:align="margins" style:writing-mode="lr-tb"/>
    </style:style>
    <style:style style:name="tgradhead.A" style:family="table-column">
      <style:table-column-properties style:column-width="2.2292in" style:rel-column-width="21835*"/>
    </style:style>
    <style:style style:name="tgradhead.B" style:family="table-column">
      <style:table-column-properties style:column-width="2.2306in" style:rel-column-width="21849*"/>
    </style:style>
    <style:style style:name="tgradhead.C" style:family="table-column">
      <style:table-column-properties style:column-width="2.2306in" style:rel-column-width="21851*"/>
    </style:style>
    <style:style style:name="tgradhead.A1" style:family="table-cell">
      <style:table-cell-properties fo:background-color="transparent" fo:padding="0in" fo:border-left="0.0347in solid #000000" fo:border-right="none" fo:border-top="0.0347in solid #000000" fo:border-bottom="0.0007in solid #000000">
        <style:background-image/>
      </style:table-cell-properties>
    </style:style>
    <style:style style:name="tgradhead.B1" style:family="table-cell">
      <style:table-cell-properties fo:background-color="transparent" fo:padding="0in" fo:border-left="0.0007in solid #000000" fo:border-right="none" fo:border-top="0.0347in solid #000000" fo:border-bottom="0.0007in solid #000000">
        <style:background-image/>
      </style:table-cell-properties>
    </style:style>
    <style:style style:name="tgradhead.C1" style:family="table-cell">
      <style:table-cell-properties fo:background-color="transparent" fo:padding="0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896in" table:align="margins" style:writing-mode="lr-tb"/>
    </style:style>
    <style:style style:name="tgrad1.A" style:family="table-column">
      <style:table-column-properties style:column-width="2.2299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896in" table:align="margins" style:writing-mode="lr-tb"/>
    </style:style>
    <style:style style:name="tgrad2.A" style:family="table-column">
      <style:table-column-properties style:column-width="2.2299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896in" table:align="margins" style:writing-mode="lr-tb"/>
    </style:style>
    <style:style style:name="tgrad3.A" style:family="table-column">
      <style:table-column-properties style:column-width="2.2299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896in" table:align="margins" style:writing-mode="lr-tb"/>
    </style:style>
    <style:style style:name="tgrad4.A" style:family="table-column">
      <style:table-column-properties style:column-width="2.2299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896in" table:align="margins" style:writing-mode="lr-tb"/>
    </style:style>
    <style:style style:name="tgrad5.A" style:family="table-column">
      <style:table-column-properties style:column-width="2.2299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896in" table:align="margins" style:writing-mode="lr-tb"/>
    </style:style>
    <style:style style:name="tgrad6.A" style:family="table-column">
      <style:table-column-properties style:column-width="2.2299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896in" table:align="margins" style:writing-mode="lr-tb"/>
    </style:style>
    <style:style style:name="tgrad7.A" style:family="table-column">
      <style:table-column-properties style:column-width="2.2299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896in" table:align="margins" style:writing-mode="lr-tb"/>
    </style:style>
    <style:style style:name="tgrad8.A" style:family="table-column">
      <style:table-column-properties style:column-width="2.2299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896in" table:align="margins" style:writing-mode="lr-tb"/>
    </style:style>
    <style:style style:name="tgrad9.A" style:family="table-column">
      <style:table-column-properties style:column-width="2.2299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896in" table:align="margins" style:writing-mode="lr-tb"/>
    </style:style>
    <style:style style:name="tgrad10.A" style:family="table-column">
      <style:table-column-properties style:column-width="2.2299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1" style:family="table">
      <style:table-properties style:width="6.6896in" table:align="margins" style:writing-mode="lr-tb"/>
    </style:style>
    <style:style style:name="tgrad11.A" style:family="table-column">
      <style:table-column-properties style:column-width="2.2299in" style:rel-column-width="21845*"/>
    </style:style>
    <style:style style:name="tgrad1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12" style:family="table">
      <style:table-properties style:width="6.6896in" table:align="margins" style:writing-mode="lr-tb"/>
    </style:style>
    <style:style style:name="tgrad12.A" style:family="table-column">
      <style:table-column-properties style:column-width="2.2299in" style:rel-column-width="21845*"/>
    </style:style>
    <style:style style:name="tgrad1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3" style:family="table">
      <style:table-properties style:width="6.6896in" table:align="margins" style:writing-mode="lr-tb"/>
    </style:style>
    <style:style style:name="tgrad13.A" style:family="table-column">
      <style:table-column-properties style:column-width="2.2299in" style:rel-column-width="21845*"/>
    </style:style>
    <style:style style:name="tgrad1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4" style:family="table">
      <style:table-properties style:width="6.6896in" table:align="margins" style:writing-mode="lr-tb"/>
    </style:style>
    <style:style style:name="tgrad14.A" style:family="table-column">
      <style:table-column-properties style:column-width="2.2299in" style:rel-column-width="21845*"/>
    </style:style>
    <style:style style:name="tgrad1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5" style:family="table">
      <style:table-properties style:width="6.6896in" table:align="margins" style:writing-mode="lr-tb"/>
    </style:style>
    <style:style style:name="tgrad15.A" style:family="table-column">
      <style:table-column-properties style:column-width="2.2299in" style:rel-column-width="21845*"/>
    </style:style>
    <style:style style:name="tgrad1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6" style:family="table">
      <style:table-properties style:width="6.6931in" table:align="margins" style:writing-mode="lr-tb"/>
    </style:style>
    <style:style style:name="tgrad16.A" style:family="table-column">
      <style:table-column-properties style:column-width="2.2313in" style:rel-column-width="21845*"/>
    </style:style>
    <style:style style:name="tgrad1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7" style:family="table">
      <style:table-properties style:width="6.6931in" table:align="margins" style:writing-mode="lr-tb"/>
    </style:style>
    <style:style style:name="tgrad17.A" style:family="table-column">
      <style:table-column-properties style:column-width="2.2313in" style:rel-column-width="21845*"/>
    </style:style>
    <style:style style:name="tgrad1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8" style:family="table">
      <style:table-properties style:width="6.6931in" table:align="margins" style:writing-mode="lr-tb"/>
    </style:style>
    <style:style style:name="tgrad18.A" style:family="table-column">
      <style:table-column-properties style:column-width="2.2313in" style:rel-column-width="21845*"/>
    </style:style>
    <style:style style:name="tgrad1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9" style:family="table">
      <style:table-properties style:width="6.6931in" table:align="margins" style:writing-mode="lr-tb"/>
    </style:style>
    <style:style style:name="tgrad19.A" style:family="table-column">
      <style:table-column-properties style:column-width="2.2313in" style:rel-column-width="21845*"/>
    </style:style>
    <style:style style:name="tgrad1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0" style:family="table">
      <style:table-properties style:width="6.6931in" table:align="margins" style:writing-mode="lr-tb"/>
    </style:style>
    <style:style style:name="tgrad20.A" style:family="table-column">
      <style:table-column-properties style:column-width="2.2313in" style:rel-column-width="21845*"/>
    </style:style>
    <style:style style:name="tgrad2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1" style:family="table">
      <style:table-properties style:width="6.6931in" table:align="margins" style:writing-mode="lr-tb"/>
    </style:style>
    <style:style style:name="tgrad21.A" style:family="table-column">
      <style:table-column-properties style:column-width="2.2313in" style:rel-column-width="21845*"/>
    </style:style>
    <style:style style:name="tgrad2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2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2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2" style:family="table">
      <style:table-properties style:width="6.6931in" table:align="margins" style:writing-mode="lr-tb"/>
    </style:style>
    <style:style style:name="tgrad22.A" style:family="table-column">
      <style:table-column-properties style:column-width="2.2313in" style:rel-column-width="21845*"/>
    </style:style>
    <style:style style:name="tgrad2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3" style:family="table">
      <style:table-properties style:width="6.6931in" table:align="margins" style:writing-mode="lr-tb"/>
    </style:style>
    <style:style style:name="tgrad23.A" style:family="table-column">
      <style:table-column-properties style:column-width="2.2313in" style:rel-column-width="21845*"/>
    </style:style>
    <style:style style:name="tgrad2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4" style:family="table">
      <style:table-properties style:width="6.6931in" table:align="margins" style:writing-mode="lr-tb"/>
    </style:style>
    <style:style style:name="tgrad24.A" style:family="table-column">
      <style:table-column-properties style:column-width="2.2313in" style:rel-column-width="21845*"/>
    </style:style>
    <style:style style:name="tgrad2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5" style:family="table">
      <style:table-properties style:width="6.6931in" table:align="margins" style:writing-mode="lr-tb"/>
    </style:style>
    <style:style style:name="tgrad25.A" style:family="table-column">
      <style:table-column-properties style:column-width="2.2313in" style:rel-column-width="21845*"/>
    </style:style>
    <style:style style:name="tgrad2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6" style:family="table">
      <style:table-properties style:width="6.6931in" table:align="margins" style:writing-mode="lr-tb"/>
    </style:style>
    <style:style style:name="tgrad26.A" style:family="table-column">
      <style:table-column-properties style:column-width="2.2313in" style:rel-column-width="21845*"/>
    </style:style>
    <style:style style:name="tgrad2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7" style:family="table">
      <style:table-properties style:width="6.6931in" table:align="margins" style:writing-mode="lr-tb"/>
    </style:style>
    <style:style style:name="tgrad27.A" style:family="table-column">
      <style:table-column-properties style:column-width="2.2313in" style:rel-column-width="21845*"/>
    </style:style>
    <style:style style:name="tgrad2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8" style:family="table">
      <style:table-properties style:width="6.6931in" table:align="margins" style:writing-mode="lr-tb"/>
    </style:style>
    <style:style style:name="tgrad28.A" style:family="table-column">
      <style:table-column-properties style:column-width="2.2313in" style:rel-column-width="21845*"/>
    </style:style>
    <style:style style:name="tgrad2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9" style:family="table">
      <style:table-properties style:width="6.6931in" table:align="margins" style:writing-mode="lr-tb"/>
    </style:style>
    <style:style style:name="tgrad29.A" style:family="table-column">
      <style:table-column-properties style:column-width="2.2313in" style:rel-column-width="21845*"/>
    </style:style>
    <style:style style:name="tgrad2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0" style:family="table">
      <style:table-properties style:width="6.6931in" table:align="margins" style:writing-mode="lr-tb"/>
    </style:style>
    <style:style style:name="tgrad30.A" style:family="table-column">
      <style:table-column-properties style:column-width="2.2313in" style:rel-column-width="21845*"/>
    </style:style>
    <style:style style:name="tgrad3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1" style:family="table">
      <style:table-properties style:width="6.6931in" table:align="margins" style:writing-mode="lr-tb"/>
    </style:style>
    <style:style style:name="tgrad31.A" style:family="table-column">
      <style:table-column-properties style:column-width="2.2313in" style:rel-column-width="21845*"/>
    </style:style>
    <style:style style:name="tgrad3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3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3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32" style:family="table">
      <style:table-properties style:width="6.6931in" table:align="margins" style:writing-mode="lr-tb"/>
    </style:style>
    <style:style style:name="tgrad32.A" style:family="table-column">
      <style:table-column-properties style:column-width="2.2313in" style:rel-column-width="21845*"/>
    </style:style>
    <style:style style:name="tgrad3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3" style:family="table">
      <style:table-properties style:width="6.6931in" table:align="margins" style:writing-mode="lr-tb"/>
    </style:style>
    <style:style style:name="tgrad33.A" style:family="table-column">
      <style:table-column-properties style:column-width="2.2313in" style:rel-column-width="21845*"/>
    </style:style>
    <style:style style:name="tgrad3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4" style:family="table">
      <style:table-properties style:width="6.6931in" table:align="margins" style:writing-mode="lr-tb"/>
    </style:style>
    <style:style style:name="tgrad34.A" style:family="table-column">
      <style:table-column-properties style:column-width="2.2313in" style:rel-column-width="21845*"/>
    </style:style>
    <style:style style:name="tgrad3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5" style:family="table">
      <style:table-properties style:width="6.6931in" table:align="margins" style:writing-mode="lr-tb"/>
    </style:style>
    <style:style style:name="tgrad35.A" style:family="table-column">
      <style:table-column-properties style:column-width="2.2313in" style:rel-column-width="21845*"/>
    </style:style>
    <style:style style:name="tgrad3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6" style:family="table">
      <style:table-properties style:width="6.6931in" table:align="margins" style:writing-mode="lr-tb"/>
    </style:style>
    <style:style style:name="tgrad36.A" style:family="table-column">
      <style:table-column-properties style:column-width="2.2313in" style:rel-column-width="21845*"/>
    </style:style>
    <style:style style:name="tgrad3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7" style:family="table">
      <style:table-properties style:width="6.6931in" table:align="margins" style:writing-mode="lr-tb"/>
    </style:style>
    <style:style style:name="tgrad37.A" style:family="table-column">
      <style:table-column-properties style:column-width="2.2313in" style:rel-column-width="21845*"/>
    </style:style>
    <style:style style:name="tgrad3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8" style:family="table">
      <style:table-properties style:width="6.6931in" table:align="margins" style:writing-mode="lr-tb"/>
    </style:style>
    <style:style style:name="tgrad38.A" style:family="table-column">
      <style:table-column-properties style:column-width="2.2313in" style:rel-column-width="21845*"/>
    </style:style>
    <style:style style:name="tgrad3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9" style:family="table">
      <style:table-properties style:width="6.6931in" table:align="margins" style:writing-mode="lr-tb"/>
    </style:style>
    <style:style style:name="tgrad39.A" style:family="table-column">
      <style:table-column-properties style:column-width="2.2313in" style:rel-column-width="21845*"/>
    </style:style>
    <style:style style:name="tgrad3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0" style:family="table">
      <style:table-properties style:width="6.6931in" table:align="margins" style:writing-mode="lr-tb"/>
    </style:style>
    <style:style style:name="tgrad40.A" style:family="table-column">
      <style:table-column-properties style:column-width="2.2313in" style:rel-column-width="21845*"/>
    </style:style>
    <style:style style:name="tgrad4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style:width="6.7097in" table:align="center" style:writing-mode="lr-tb"/>
    </style:style>
    <style:style style:name="tgrad0.A" style:family="table-column">
      <style:table-column-properties style:column-width="6.7097in"/>
    </style:style>
    <style:style style:name="tgrad0.1" style:family="table-row">
      <style:table-row-properties style:min-row-height="0.0958in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7" style:family="paragraph" style:parent-style-name="Standard">
      <style:text-properties style:font-name="Arial" fo:font-size="5pt" style:font-size-asian="5pt" style:font-name-complex="Arial" style:font-size-complex="5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size-complex="9pt" style:font-weight-complex="normal"/>
    </style:style>
    <style:style style:name="P11" style:family="paragraph" style:parent-style-name="Standard">
      <style:text-properties fo:font-size="5pt" style:font-size-asian="5pt" style:font-size-complex="5pt"/>
    </style:style>
    <style:style style:name="P12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3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Text_20_body">
      <style:paragraph-properties fo:margin-top="0in" fo:margin-bottom="0in" style:line-height-at-least="0in" fo:text-align="center" style:justify-single-word="false" style:snap-to-layout-grid="false"/>
      <style:text-properties fo:font-size="10pt" style:font-size-asian="10pt" style:font-size-complex="10pt"/>
    </style:style>
    <style:style style:name="P16" style:family="paragraph" style:parent-style-name="Text_20_body">
      <style:paragraph-properties fo:margin-top="0in" fo:margin-bottom="0in" style:line-height-at-least="0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17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25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0" style:family="paragraph" style:parent-style-name="Standard">
      <style:paragraph-properties fo:margin-left="0in" fo:margin-right="0in" fo:text-align="justify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1" style:family="paragraph" style:parent-style-name="Text_20_body">
      <style:paragraph-properties fo:margin-left="0in" fo:margin-right="0in" fo:margin-top="0in" fo:margin-bottom="0in" style:line-height-at-least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Standard" style:master-page-name="">
      <style:paragraph-properties fo:margin-left="0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text-properties fo:font-size="2pt" style:font-size-asian="2pt" style:font-size-complex="2pt"/>
    </style:style>
    <style:style style:name="P37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8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9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40" style:family="paragraph" style:parent-style-name="Text_20_body"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4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2" style:family="text">
      <style:text-properties style:font-name="Arial" fo:font-size="10pt" style:text-underline-style="none" style:font-size-asian="10pt" style:font-name-complex="Arial" style:font-size-complex="10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text-underline-style="none"/>
    </style:style>
    <style:style style:name="T16" style:family="text">
      <style:text-properties fo:language="en" fo:country="US" fo:font-style="normal" style:font-style-asian="normal" style:font-style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en" fo:country="US" fo:font-style="italic" style:font-style-asian="italic" style:font-style-complex="italic"/>
    </style:style>
    <style:style style:name="T20" style:family="text">
      <style:text-properties style:text-position="sub 58%" fo:font-weight="normal" style:font-weight-asian="normal"/>
    </style:style>
    <style:style style:name="T21" style:family="text">
      <style:text-properties style:text-position="sub 58%" fo:language="ru" fo:country="RU" fo:font-style="normal" style:font-style-asian="normal" style:font-style-complex="normal"/>
    </style:style>
    <style:style style:name="T22" style:family="text">
      <style:text-properties fo:language="ru" fo:country="RU"/>
    </style:style>
    <style:style style:name="T23" style:family="text">
      <style:text-properties fo:language="ru" fo:country="RU" fo:background-color="transparent"/>
    </style:style>
    <style:style style:name="T24" style:family="text">
      <style:text-properties fo:language="ru" fo:country="RU" fo:font-style="italic" style:font-style-asian="italic" style:font-style-complex="italic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-complex="Arial"/>
    </style:style>
    <style:style style:name="T27" style:family="text">
      <style:text-properties fo:background-color="transparent"/>
    </style:style>
    <style:style style:name="T28" style:family="text">
      <style:text-properties fo:font-weight="normal" style:font-weight-asian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1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bold" style:font-weight-asian="bold"/>
    </style:style>
    <style:style style:name="T34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5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ПРОВЕРКИ</text:p>
      <text:p text:style-name="P6"/>
      <text:p text:style-name="P12"><text:span text:style-name="T11">Измеритель-сигнализатор СРК-АТ2327</text:span><text:span text:style-name="T3"><text:tab/></text:span><text:span text:style-name="T6">Дата проверки: </text:span><text:span text:style-name="T8">$date </text:span><text:span text:style-name="T6">г.</text:span></text:p>
      <text:p text:style-name="P8"/>
      <text:p text:style-name="P8"><text:span text:style-name="T31">з/н: </text:span><text:span text:style-name="T30">$serial</text:span><text:span text:style-name="T33"><text:tab/></text:span></text:p>
      <text:p text:style-name="P11"/>
      <text:p text:style-name="P8"><text:span text:style-name="T31">Тип: </text:span><text:span text:style-name="T30">БДКГ-02 </text:span></text:p>
      <text:p text:style-name="P11"/>
      <text:p text:style-name="P14"><text:span text:style-name="T7">Диапазон измерения мощности амбиентной дозы:</text:span><text:span text:style-name="T5"><text:tab/></text:span><text:span text:style-name="T12">0.1 мкЗв/ч – 10 Зв/ч;</text:span></text:p>
      <text:p text:style-name="P13"/>
      <text:p text:style-name="P5"><text:span text:style-name="T29">Относительная погрешность измерения:</text:span><text:tab/><text:tab/><text:span text:style-name="T32">± </text:span><text:span text:style-name="T15">15</text:span><text:span text:style-name="T32"> %</text:span></text:p>
      <text:p text:style-name="P7"/>
      <text:p text:style-name="P4">Условия эксплуатации:</text:p>
      <text:p text:style-name="P37"><text:span text:style-name="T9">- <text:s/></text:span><text:span text:style-name="T4">Температура окружающего воздуха<text:tab/><text:tab/>+</text:span><text:span text:style-name="T9">$temp</text:span><text:span text:style-name="T4"> °</text:span><text:span text:style-name="T9">C</text:span></text:p>
      <text:p text:style-name="P38"><text:span text:style-name="T9">- <text:s/></text:span><text:span text:style-name="T4">Атмосферное давление<text:tab/><text:tab/><text:tab/><text:tab/>98,5 </text:span><text:span text:style-name="T9">kPa</text:span></text:p>
      <text:p text:style-name="P38"><text:span text:style-name="T9">- <text:s/></text:span><text:span text:style-name="T4">Относительная влажность воздуха<text:tab/><text:tab/></text:span><text:span text:style-name="T9">$vlag</text:span><text:span text:style-name="T4"> %</text:span></text:p>
      <text:p text:style-name="P38"><text:span text:style-name="T9">- <text:s/></text:span><text:span text:style-name="T4">Радиационный фон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32">Эталонные средства измерений: </text:p>
      <text:p text:style-name="P33"><text:span text:style-name="T9"><text:s text:c="5"/>- <text:s/></text:span><text:span text:style-name="T34">$facility_1</text:span><text:span text:style-name="T35">10;</text:span></text:p>
      <text:p text:style-name="P30"><text:span text:style-name="T9"><text:s text:c="5"/>- <text:s/></text:span><text:span text:style-name="T34">$</text:span><text:span text:style-name="T35">facility_130;</text:span></text:p>
      <text:p text:style-name="P30"><text:span text:style-name="T9"><text:s text:c="5"/>- <text:s/></text:span><text:span text:style-name="T34">$facility_src_cs_rus</text:span><text:span text:style-name="T35">.</text:span></text:p>
      <text:p text:style-name="P39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1">Блок детектирования <text:span text:style-name="T22">гамма-излучения БДКГ-02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1">Мощность амбиентной эквивалент-ной дозы в <text:span text:style-name="T22">контрольной</text:span> точке <text:span text:style-name="T17">Ḣ</text:span><text:span text:style-name="T19">oi</text:span></text:p>
          </table:table-cell>
          <table:table-cell table:style-name="t1.B2" table:number-rows-spanned="3" office:value-type="string">
            <text:p text:style-name="P19">Номер источ-ника</text:p>
          </table:table-cell>
          <table:table-cell table:style-name="t1.B2" table:number-rows-spanned="3" office:value-type="string">
            <text:p text:style-name="P19">Рассто-яние до источ-ника, </text:p>
            <text:p text:style-name="P22">R, см</text:p>
          </table:table-cell>
          <table:table-cell table:style-name="t1.B2" table:number-columns-spanned="5" office:value-type="string">
            <text:p text:style-name="P2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9"><text:span text:style-name="T23">Относи-тельная</text:span><text:span text:style-name="T27"> </text:span><text:span text:style-name="T23">погреш-ность</text:span><text:span text:style-name="T27"> </text:span><text:span text:style-name="T23">измерения</text:span> </text:p>
            <text:p text:style-name="P19"><text:span text:style-name="T24">θ</text:span><text:span text:style-name="T21">пр</text:span><text:span text:style-name="T19">i</text:span><text:span text:style-name="T22">,</text:span> %</text:p>
          </table:table-cell>
          <table:table-cell table:style-name="t1.B2" table:number-rows-spanned="3" office:value-type="string">
            <text:p text:style-name="P23"><text:span text:style-name="T22">Довери-тель</text:span>ная граница погреш-ности измерения <text:span text:style-name="T16">Δ</text:span><text:span text:style-name="T19">i</text:span><text:span text:style-name="T13">,</text:span> %</text:p>
          </table:table-cell>
          <table:table-cell table:style-name="t1.K2" table:number-rows-spanned="3" office:value-type="string">
            <text:p text:style-name="P18"><text:span text:style-name="T25">Предел основной </text:span><text:span text:style-name="T22">относи-тельной</text:span> <text:span text:style-name="T13">погреш-ности</text:span>, </text:p>
            <text:p text:style-name="P18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4">Фон, нЗв/ч</text:p>
          </table:table-cell>
          <table:table-cell table:style-name="t1.D3" table:number-columns-spanned="3" office:value-type="string">
            <text:p text:style-name="P2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4">Среднее значение, <text:span text:style-name="T14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5"><text:span text:style-name="T17">H</text:span><text:span text:style-name="T18">1</text:span></text:p>
          </table:table-cell>
          <table:table-cell table:style-name="t1.D3" office:value-type="string">
            <text:p text:style-name="P24"><text:span text:style-name="T14">H</text:span><text:span text:style-name="T18">2</text:span></text:p>
          </table:table-cell>
          <table:table-cell table:style-name="t1.D3" office:value-type="string">
            <text:p text:style-name="P24"><text:span text:style-name="T14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9">0,7 мкЗв/ч</text:p>
          </table:table-cell>
          <table:table-cell table:style-name="t1.B5" office:value-type="string">
            <text:p text:style-name="P20">$1-30</text:p>
          </table:table-cell>
          <table:table-cell table:style-name="t1.B5" office:value-type="string">
            <text:p text:style-name="P20">$1-40</text:p>
          </table:table-cell>
          <table:table-cell table:style-name="t1.B5" office:value-type="string">
            <text:p text:style-name="P20">$1-50</text:p>
          </table:table-cell>
          <table:table-cell table:style-name="t1.B5" office:value-type="string">
            <text:p text:style-name="P20">$1-60</text:p>
          </table:table-cell>
          <table:table-cell table:style-name="t1.B5" office:value-type="string">
            <text:p text:style-name="P20">$1-70</text:p>
          </table:table-cell>
          <table:table-cell table:style-name="t1.B5" office:value-type="string">
            <text:p text:style-name="P20">$1-80</text:p>
          </table:table-cell>
          <table:table-cell table:style-name="t1.B5" office:value-type="string">
            <text:p text:style-name="P20">$1-00</text:p>
          </table:table-cell>
          <table:table-cell table:style-name="t1.B5" office:value-type="string">
            <text:p text:style-name="P20">$1-10</text:p>
          </table:table-cell>
          <table:table-cell table:style-name="t1.B5" office:value-type="string">
            <text:p text:style-name="P20">$1-20</text:p>
          </table:table-cell>
          <table:table-cell table:style-name="t1.K5" table:number-rows-spanned="8" office:value-type="string">
            <text:p text:style-name="P19">±<text:span text:style-name="T13">15</text:span></text:p>
          </table:table-cell>
        </table:table-row>
        <table:table-row>
          <table:table-cell table:style-name="t1.A5" office:value-type="string">
            <text:p text:style-name="P19">7 мкЗв/ч</text:p>
          </table:table-cell>
          <table:table-cell table:style-name="t1.B5" office:value-type="string">
            <text:p text:style-name="P20">$1-31</text:p>
          </table:table-cell>
          <table:table-cell table:style-name="t1.B5" office:value-type="string">
            <text:p text:style-name="P20">$1-41</text:p>
          </table:table-cell>
          <table:table-cell table:style-name="t1.B5" office:value-type="string">
            <text:p text:style-name="P20">$1-51</text:p>
          </table:table-cell>
          <table:table-cell table:style-name="t1.B5" office:value-type="string">
            <text:p text:style-name="P20">$1-61</text:p>
          </table:table-cell>
          <table:table-cell table:style-name="t1.B5" office:value-type="string">
            <text:p text:style-name="P20">$1-71</text:p>
          </table:table-cell>
          <table:table-cell table:style-name="t1.B5" office:value-type="string">
            <text:p text:style-name="P20">$1-81</text:p>
          </table:table-cell>
          <table:table-cell table:style-name="t1.B5" office:value-type="string">
            <text:p text:style-name="P20">$1-01</text:p>
          </table:table-cell>
          <table:table-cell table:style-name="t1.B5" office:value-type="string">
            <text:p text:style-name="P20">$1-11</text:p>
          </table:table-cell>
          <table:table-cell table:style-name="t1.B5" office:value-type="string">
            <text:p text:style-name="P20">$1-21</text:p>
          </table:table-cell>
          <table:covered-table-cell/>
        </table:table-row>
        <table:table-row>
          <table:table-cell table:style-name="t1.A5" office:value-type="string">
            <text:p text:style-name="P19">70 мкЗв/ч</text:p>
          </table:table-cell>
          <table:table-cell table:style-name="t1.B5" office:value-type="string">
            <text:p text:style-name="P20">$1-32</text:p>
          </table:table-cell>
          <table:table-cell table:style-name="t1.B5" office:value-type="string">
            <text:p text:style-name="P20">$1-42</text:p>
          </table:table-cell>
          <table:table-cell table:style-name="t1.B5" office:value-type="string">
            <text:p text:style-name="P20">$1-52</text:p>
          </table:table-cell>
          <table:table-cell table:style-name="t1.B5" office:value-type="string">
            <text:p text:style-name="P20">$1-62</text:p>
          </table:table-cell>
          <table:table-cell table:style-name="t1.B5" office:value-type="string">
            <text:p text:style-name="P20">$1-72</text:p>
          </table:table-cell>
          <table:table-cell table:style-name="t1.B5" office:value-type="string">
            <text:p text:style-name="P20">$1-82</text:p>
          </table:table-cell>
          <table:table-cell table:style-name="t1.B5" office:value-type="string">
            <text:p text:style-name="P20">$1-02</text:p>
          </table:table-cell>
          <table:table-cell table:style-name="t1.B5" office:value-type="string">
            <text:p text:style-name="P20">$1-12</text:p>
          </table:table-cell>
          <table:table-cell table:style-name="t1.B5" office:value-type="string">
            <text:p text:style-name="P20">$1-22</text:p>
          </table:table-cell>
          <table:covered-table-cell/>
        </table:table-row>
        <table:table-row>
          <table:table-cell table:style-name="t1.A5" office:value-type="string">
            <text:p text:style-name="P19">0.7 мЗв/ч</text:p>
          </table:table-cell>
          <table:table-cell table:style-name="t1.B5" office:value-type="string">
            <text:p text:style-name="P20">$1-33</text:p>
          </table:table-cell>
          <table:table-cell table:style-name="t1.B5" office:value-type="string">
            <text:p text:style-name="P20">$1-43</text:p>
          </table:table-cell>
          <table:table-cell table:style-name="t1.B5" office:value-type="string">
            <text:p text:style-name="P20">$1-53</text:p>
          </table:table-cell>
          <table:table-cell table:style-name="t1.B5" office:value-type="string">
            <text:p text:style-name="P20">$1-63</text:p>
          </table:table-cell>
          <table:table-cell table:style-name="t1.B5" office:value-type="string">
            <text:p text:style-name="P20">$1-73</text:p>
          </table:table-cell>
          <table:table-cell table:style-name="t1.B5" office:value-type="string">
            <text:p text:style-name="P20">$1-83</text:p>
          </table:table-cell>
          <table:table-cell table:style-name="t1.B5" office:value-type="string">
            <text:p text:style-name="P20">$1-03</text:p>
          </table:table-cell>
          <table:table-cell table:style-name="t1.B5" office:value-type="string">
            <text:p text:style-name="P20">$1-13</text:p>
          </table:table-cell>
          <table:table-cell table:style-name="t1.B5" office:value-type="string">
            <text:p text:style-name="P20">$1-23</text:p>
          </table:table-cell>
          <table:covered-table-cell/>
        </table:table-row>
        <table:table-row>
          <table:table-cell table:style-name="t1.A5" office:value-type="string">
            <text:p text:style-name="P19">7,0 мЗв/ч</text:p>
          </table:table-cell>
          <table:table-cell table:style-name="t1.B5" office:value-type="string">
            <text:p text:style-name="P20">$1-34</text:p>
          </table:table-cell>
          <table:table-cell table:style-name="t1.B5" office:value-type="string">
            <text:p text:style-name="P20">$1-44</text:p>
          </table:table-cell>
          <table:table-cell table:style-name="t1.B5" office:value-type="string">
            <text:p text:style-name="P20">$1-54</text:p>
          </table:table-cell>
          <table:table-cell table:style-name="t1.B5" office:value-type="string">
            <text:p text:style-name="P20">$1-64</text:p>
          </table:table-cell>
          <table:table-cell table:style-name="t1.B5" office:value-type="string">
            <text:p text:style-name="P20">$1-74</text:p>
          </table:table-cell>
          <table:table-cell table:style-name="t1.B5" office:value-type="string">
            <text:p text:style-name="P20">$1-84</text:p>
          </table:table-cell>
          <table:table-cell table:style-name="t1.B5" office:value-type="string">
            <text:p text:style-name="P20">$1-04</text:p>
          </table:table-cell>
          <table:table-cell table:style-name="t1.B5" office:value-type="string">
            <text:p text:style-name="P20">$1-14</text:p>
          </table:table-cell>
          <table:table-cell table:style-name="t1.B5" office:value-type="string">
            <text:p text:style-name="P20">$1-24</text:p>
          </table:table-cell>
          <table:covered-table-cell/>
        </table:table-row>
        <table:table-row>
          <table:table-cell table:style-name="t1.A5" office:value-type="string">
            <text:p text:style-name="P19">70 мЗв/ч</text:p>
          </table:table-cell>
          <table:table-cell table:style-name="t1.B5" office:value-type="string">
            <text:p text:style-name="P20">$1-35</text:p>
          </table:table-cell>
          <table:table-cell table:style-name="t1.B5" office:value-type="string">
            <text:p text:style-name="P20">$1-45</text:p>
          </table:table-cell>
          <table:table-cell table:style-name="t1.B5" office:value-type="string">
            <text:p text:style-name="P20">$1-55</text:p>
          </table:table-cell>
          <table:table-cell table:style-name="t1.B5" office:value-type="string">
            <text:p text:style-name="P20">$1-65</text:p>
          </table:table-cell>
          <table:table-cell table:style-name="t1.B5" office:value-type="string">
            <text:p text:style-name="P20">$1-75</text:p>
          </table:table-cell>
          <table:table-cell table:style-name="t1.B5" office:value-type="string">
            <text:p text:style-name="P20">$1-85</text:p>
          </table:table-cell>
          <table:table-cell table:style-name="t1.B5" office:value-type="string">
            <text:p text:style-name="P20">$1-05</text:p>
          </table:table-cell>
          <table:table-cell table:style-name="t1.B5" office:value-type="string">
            <text:p text:style-name="P20">$1-15</text:p>
          </table:table-cell>
          <table:table-cell table:style-name="t1.B5" office:value-type="string">
            <text:p text:style-name="P20">$1-25</text:p>
          </table:table-cell>
          <table:covered-table-cell/>
        </table:table-row>
        <table:table-row>
          <table:table-cell table:style-name="t1.A5" office:value-type="string">
            <text:p text:style-name="P19"><text:span text:style-name="T22">0,7</text:span> Зв/ч</text:p>
          </table:table-cell>
          <table:table-cell table:style-name="t1.B5" office:value-type="string">
            <text:p text:style-name="P20">$1-36</text:p>
          </table:table-cell>
          <table:table-cell table:style-name="t1.B5" office:value-type="string">
            <text:p text:style-name="P20">$1-46</text:p>
          </table:table-cell>
          <table:table-cell table:style-name="t1.B5" office:value-type="string">
            <text:p text:style-name="P20">$1-56</text:p>
          </table:table-cell>
          <table:table-cell table:style-name="t1.B5" office:value-type="string">
            <text:p text:style-name="P20">$1-66</text:p>
          </table:table-cell>
          <table:table-cell table:style-name="t1.B5" office:value-type="string">
            <text:p text:style-name="P20">$1-76</text:p>
          </table:table-cell>
          <table:table-cell table:style-name="t1.B5" office:value-type="string">
            <text:p text:style-name="P20">$1-86</text:p>
          </table:table-cell>
          <table:table-cell table:style-name="t1.B5" office:value-type="string">
            <text:p text:style-name="P20">$1-06</text:p>
          </table:table-cell>
          <table:table-cell table:style-name="t1.B5" office:value-type="string">
            <text:p text:style-name="P20">$1-16</text:p>
          </table:table-cell>
          <table:table-cell table:style-name="t1.B5" office:value-type="string">
            <text:p text:style-name="P20">$1-26</text:p>
          </table:table-cell>
          <table:covered-table-cell/>
        </table:table-row>
        <table:table-row>
          <table:table-cell table:style-name="t1.A12" office:value-type="string">
            <text:p text:style-name="P19">7 Зв/ч</text:p>
          </table:table-cell>
          <table:table-cell table:style-name="t1.B12" office:value-type="string">
            <text:p text:style-name="P20">$1-37</text:p>
          </table:table-cell>
          <table:table-cell table:style-name="t1.B12" office:value-type="string">
            <text:p text:style-name="P20">$1-47</text:p>
          </table:table-cell>
          <table:table-cell table:style-name="t1.B12" office:value-type="string">
            <text:p text:style-name="P20">$1-57</text:p>
          </table:table-cell>
          <table:table-cell table:style-name="t1.B12" office:value-type="string">
            <text:p text:style-name="P20">$1-67</text:p>
          </table:table-cell>
          <table:table-cell table:style-name="t1.B12" office:value-type="string">
            <text:p text:style-name="P20">$1-77</text:p>
          </table:table-cell>
          <table:table-cell table:style-name="t1.B12" office:value-type="string">
            <text:p text:style-name="P20">$1-87</text:p>
          </table:table-cell>
          <table:table-cell table:style-name="t1.B12" office:value-type="string">
            <text:p text:style-name="P20">$1-07</text:p>
          </table:table-cell>
          <table:table-cell table:style-name="t1.B12" office:value-type="string">
            <text:p text:style-name="P20">$1-17</text:p>
          </table:table-cell>
          <table:table-cell table:style-name="t1.B12" office:value-type="string">
            <text:p text:style-name="P20">$1-27</text:p>
          </table:table-cell>
          <table:covered-table-cell/>
        </table:table-row>
      </table:table>
      <text:p text:style-name="P40"/>
      <text:p text:style-name="P17"/>
      <table:table table:name="tgradhead" table:style-name="tgradhead">
        <table:table-column table:style-name="tgradhead.A"/>
        <table:table-column table:style-name="tgradhead.B"/>
        <table:table-column table:style-name="tgradhead.C"/>
        <table:table-row>
          <table:table-cell table:style-name="tgradhead.A1" office:value-type="string">
            <text:p text:style-name="P16">Заводской номер БД</text:p>
          </table:table-cell>
          <table:table-cell table:style-name="tgradhead.B1" office:value-type="string">
            <text:p text:style-name="P16">Градуировочное значение</text:p>
            <text:p text:style-name="P15"><text:span text:style-name="T28">Н</text:span><text:span text:style-name="T20">г</text:span><text:span text:style-name="T28">, нЗв/ч</text:span></text:p>
          </table:table-cell>
          <table:table-cell table:style-name="tgradhead.C1" office:value-type="string">
            <text:p text:style-name="P15"><text:span text:style-name="T28">Активность эталонного источника А</text:span><text:span text:style-name="T20">0</text:span><text:span text:style-name="T28">, кБк</text:span>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9">$bd_num_g1<text:span text:style-name="T32">$</text:span></text:p>
          </table:table-cell>
          <table:table-cell table:style-name="tgrad1.B1" office:value-type="string">
            <text:p text:style-name="P9">$grad1$</text:p>
          </table:table-cell>
          <table:table-cell table:style-name="tgrad1.C1" office:value-type="string">
            <text:p text:style-name="P10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9">$bd_num_g2<text:span text:style-name="T32">$</text:span></text:p>
          </table:table-cell>
          <table:table-cell table:style-name="tgrad2.B1" office:value-type="string">
            <text:p text:style-name="P9">$grad2$</text:p>
          </table:table-cell>
          <table:table-cell table:style-name="tgrad2.C1" office:value-type="string">
            <text:p text:style-name="P10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9">$bd_num_g3<text:span text:style-name="T32">$</text:span></text:p>
          </table:table-cell>
          <table:table-cell table:style-name="tgrad3.B1" office:value-type="string">
            <text:p text:style-name="P9">$grad3$</text:p>
          </table:table-cell>
          <table:table-cell table:style-name="tgrad3.C1" office:value-type="string">
            <text:p text:style-name="P10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9">$bd_num_g4<text:span text:style-name="T32">$</text:span></text:p>
          </table:table-cell>
          <table:table-cell table:style-name="tgrad4.B1" office:value-type="string">
            <text:p text:style-name="P9">$grad4$</text:p>
          </table:table-cell>
          <table:table-cell table:style-name="tgrad4.C1" office:value-type="string">
            <text:p text:style-name="P10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9">$bd_num_g5<text:span text:style-name="T32">$</text:span></text:p>
          </table:table-cell>
          <table:table-cell table:style-name="tgrad5.B1" office:value-type="string">
            <text:p text:style-name="P9">$grad5$</text:p>
          </table:table-cell>
          <table:table-cell table:style-name="tgrad5.C1" office:value-type="string">
            <text:p text:style-name="P10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9">$bd_num_g6<text:span text:style-name="T32">$</text:span></text:p>
          </table:table-cell>
          <table:table-cell table:style-name="tgrad6.B1" office:value-type="string">
            <text:p text:style-name="P9">$grad6$</text:p>
          </table:table-cell>
          <table:table-cell table:style-name="tgrad6.C1" office:value-type="string">
            <text:p text:style-name="P10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9">$bd_num_g7<text:span text:style-name="T32">$</text:span></text:p>
          </table:table-cell>
          <table:table-cell table:style-name="tgrad7.B1" office:value-type="string">
            <text:p text:style-name="P9">$grad7$</text:p>
          </table:table-cell>
          <table:table-cell table:style-name="tgrad7.C1" office:value-type="string">
            <text:p text:style-name="P10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9">$bd_num_g8<text:span text:style-name="T32">$</text:span></text:p>
          </table:table-cell>
          <table:table-cell table:style-name="tgrad8.B1" office:value-type="string">
            <text:p text:style-name="P9">$grad8$</text:p>
          </table:table-cell>
          <table:table-cell table:style-name="tgrad8.C1" office:value-type="string">
            <text:p text:style-name="P10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9">$bd_num_g9<text:span text:style-name="T32">$</text:span></text:p>
          </table:table-cell>
          <table:table-cell table:style-name="tgrad9.B1" office:value-type="string">
            <text:p text:style-name="P9">$grad9$</text:p>
          </table:table-cell>
          <table:table-cell table:style-name="tgrad9.C1" office:value-type="string">
            <text:p text:style-name="P10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9">$bd_num_g10<text:span text:style-name="T32">$</text:span></text:p>
          </table:table-cell>
          <table:table-cell table:style-name="tgrad10.B1" office:value-type="string">
            <text:p text:style-name="P9">$grad10$</text:p>
          </table:table-cell>
          <table:table-cell table:style-name="tgrad10.C1" office:value-type="string">
            <text:p text:style-name="P10">$activity</text:p>
          </table:table-cell>
        </table:table-row>
      </table:table>
      <table:table table:name="tgrad11" table:style-name="tgrad11">
        <table:table-column table:style-name="tgrad11.A" table:number-columns-repeated="3"/>
        <table:table-row>
          <table:table-cell table:style-name="tgrad11.A1" office:value-type="string">
            <text:p text:style-name="P9">$bd_num_g11<text:span text:style-name="T32">$</text:span></text:p>
          </table:table-cell>
          <table:table-cell table:style-name="tgrad11.B1" office:value-type="string">
            <text:p text:style-name="P9">$grad11$</text:p>
          </table:table-cell>
          <table:table-cell table:style-name="tgrad11.C1" office:value-type="string">
            <text:p text:style-name="P10">$activity</text:p>
          </table:table-cell>
        </table:table-row>
      </table:table>
      <table:table table:name="tgrad12" table:style-name="tgrad12">
        <table:table-column table:style-name="tgrad12.A" table:number-columns-repeated="3"/>
        <table:table-row>
          <table:table-cell table:style-name="tgrad12.A1" office:value-type="string">
            <text:p text:style-name="P9">$bd_num_g12<text:span text:style-name="T32">$</text:span></text:p>
          </table:table-cell>
          <table:table-cell table:style-name="tgrad12.B1" office:value-type="string">
            <text:p text:style-name="P9">$grad12$</text:p>
          </table:table-cell>
          <table:table-cell table:style-name="tgrad12.C1" office:value-type="string">
            <text:p text:style-name="P10">$activity</text:p>
          </table:table-cell>
        </table:table-row>
      </table:table>
      <table:table table:name="tgrad13" table:style-name="tgrad13">
        <table:table-column table:style-name="tgrad13.A" table:number-columns-repeated="3"/>
        <table:table-row>
          <table:table-cell table:style-name="tgrad13.A1" office:value-type="string">
            <text:p text:style-name="P9">$bd_num_g13<text:span text:style-name="T32">$</text:span></text:p>
          </table:table-cell>
          <table:table-cell table:style-name="tgrad13.B1" office:value-type="string">
            <text:p text:style-name="P9">$grad13$</text:p>
          </table:table-cell>
          <table:table-cell table:style-name="tgrad13.C1" office:value-type="string">
            <text:p text:style-name="P10">$activity</text:p>
          </table:table-cell>
        </table:table-row>
      </table:table>
      <table:table table:name="tgrad14" table:style-name="tgrad14">
        <table:table-column table:style-name="tgrad14.A" table:number-columns-repeated="3"/>
        <table:table-row>
          <table:table-cell table:style-name="tgrad14.A1" office:value-type="string">
            <text:p text:style-name="P9">$bd_num_g14<text:span text:style-name="T32">$</text:span></text:p>
          </table:table-cell>
          <table:table-cell table:style-name="tgrad14.B1" office:value-type="string">
            <text:p text:style-name="P9">$grad14$</text:p>
          </table:table-cell>
          <table:table-cell table:style-name="tgrad14.C1" office:value-type="string">
            <text:p text:style-name="P10">$activity</text:p>
          </table:table-cell>
        </table:table-row>
      </table:table>
      <table:table table:name="tgrad15" table:style-name="tgrad15">
        <table:table-column table:style-name="tgrad15.A" table:number-columns-repeated="3"/>
        <table:table-row>
          <table:table-cell table:style-name="tgrad15.A1" office:value-type="string">
            <text:p text:style-name="P9">$bd_num_g15<text:span text:style-name="T32">$</text:span></text:p>
          </table:table-cell>
          <table:table-cell table:style-name="tgrad15.B1" office:value-type="string">
            <text:p text:style-name="P9">$grad15$</text:p>
          </table:table-cell>
          <table:table-cell table:style-name="tgrad15.C1" office:value-type="string">
            <text:p text:style-name="P10">$activity</text:p>
          </table:table-cell>
        </table:table-row>
      </table:table>
      <table:table table:name="tgrad16" table:style-name="tgrad16">
        <table:table-column table:style-name="tgrad16.A" table:number-columns-repeated="3"/>
        <text:soft-page-break/>
        <table:table-row>
          <table:table-cell table:style-name="tgrad16.A1" office:value-type="string">
            <text:p text:style-name="P9">$bd_num_g16<text:span text:style-name="T32">$</text:span></text:p>
          </table:table-cell>
          <table:table-cell table:style-name="tgrad16.B1" office:value-type="string">
            <text:p text:style-name="P9">$grad16$</text:p>
          </table:table-cell>
          <table:table-cell table:style-name="tgrad16.C1" office:value-type="string">
            <text:p text:style-name="P10">$activity</text:p>
          </table:table-cell>
        </table:table-row>
      </table:table>
      <table:table table:name="tgrad17" table:style-name="tgrad17">
        <table:table-column table:style-name="tgrad17.A" table:number-columns-repeated="3"/>
        <table:table-row>
          <table:table-cell table:style-name="tgrad17.A1" office:value-type="string">
            <text:p text:style-name="P9">$bd_num_g17<text:span text:style-name="T32">$</text:span></text:p>
          </table:table-cell>
          <table:table-cell table:style-name="tgrad17.B1" office:value-type="string">
            <text:p text:style-name="P9">$grad17$</text:p>
          </table:table-cell>
          <table:table-cell table:style-name="tgrad17.C1" office:value-type="string">
            <text:p text:style-name="P10">$activity</text:p>
          </table:table-cell>
        </table:table-row>
      </table:table>
      <table:table table:name="tgrad18" table:style-name="tgrad18">
        <table:table-column table:style-name="tgrad18.A" table:number-columns-repeated="3"/>
        <table:table-row>
          <table:table-cell table:style-name="tgrad18.A1" office:value-type="string">
            <text:p text:style-name="P9">$bd_num_g18<text:span text:style-name="T32">$</text:span></text:p>
          </table:table-cell>
          <table:table-cell table:style-name="tgrad18.B1" office:value-type="string">
            <text:p text:style-name="P9">$grad18$</text:p>
          </table:table-cell>
          <table:table-cell table:style-name="tgrad18.C1" office:value-type="string">
            <text:p text:style-name="P10">$activity</text:p>
          </table:table-cell>
        </table:table-row>
      </table:table>
      <table:table table:name="tgrad19" table:style-name="tgrad19">
        <table:table-column table:style-name="tgrad19.A" table:number-columns-repeated="3"/>
        <table:table-row>
          <table:table-cell table:style-name="tgrad19.A1" office:value-type="string">
            <text:p text:style-name="P9">$bd_num_g19<text:span text:style-name="T32">$</text:span></text:p>
          </table:table-cell>
          <table:table-cell table:style-name="tgrad19.B1" office:value-type="string">
            <text:p text:style-name="P9">$grad19$</text:p>
          </table:table-cell>
          <table:table-cell table:style-name="tgrad19.C1" office:value-type="string">
            <text:p text:style-name="P10">$activity</text:p>
          </table:table-cell>
        </table:table-row>
      </table:table>
      <table:table table:name="tgrad20" table:style-name="tgrad20">
        <table:table-column table:style-name="tgrad20.A" table:number-columns-repeated="3"/>
        <table:table-row>
          <table:table-cell table:style-name="tgrad20.A1" office:value-type="string">
            <text:p text:style-name="P9">$bd_num_g20<text:span text:style-name="T32">$</text:span></text:p>
          </table:table-cell>
          <table:table-cell table:style-name="tgrad20.B1" office:value-type="string">
            <text:p text:style-name="P9">$grad20$</text:p>
          </table:table-cell>
          <table:table-cell table:style-name="tgrad20.C1" office:value-type="string">
            <text:p text:style-name="P10">$activity</text:p>
          </table:table-cell>
        </table:table-row>
      </table:table>
      <table:table table:name="tgrad21" table:style-name="tgrad21">
        <table:table-column table:style-name="tgrad21.A" table:number-columns-repeated="3"/>
        <table:table-row>
          <table:table-cell table:style-name="tgrad21.A1" office:value-type="string">
            <text:p text:style-name="P9">$bd_num_g21<text:span text:style-name="T32">$</text:span></text:p>
          </table:table-cell>
          <table:table-cell table:style-name="tgrad21.B1" office:value-type="string">
            <text:p text:style-name="P9">$grad21$</text:p>
          </table:table-cell>
          <table:table-cell table:style-name="tgrad21.C1" office:value-type="string">
            <text:p text:style-name="P10">$activity</text:p>
          </table:table-cell>
        </table:table-row>
      </table:table>
      <table:table table:name="tgrad22" table:style-name="tgrad22">
        <table:table-column table:style-name="tgrad22.A" table:number-columns-repeated="3"/>
        <table:table-row>
          <table:table-cell table:style-name="tgrad22.A1" office:value-type="string">
            <text:p text:style-name="P9">$bd_num_g22<text:span text:style-name="T32">$</text:span></text:p>
          </table:table-cell>
          <table:table-cell table:style-name="tgrad22.B1" office:value-type="string">
            <text:p text:style-name="P9">$grad22$</text:p>
          </table:table-cell>
          <table:table-cell table:style-name="tgrad22.C1" office:value-type="string">
            <text:p text:style-name="P10">$activity</text:p>
          </table:table-cell>
        </table:table-row>
      </table:table>
      <table:table table:name="tgrad23" table:style-name="tgrad23">
        <table:table-column table:style-name="tgrad23.A" table:number-columns-repeated="3"/>
        <table:table-row>
          <table:table-cell table:style-name="tgrad23.A1" office:value-type="string">
            <text:p text:style-name="P9">$bd_num_g23<text:span text:style-name="T32">$</text:span></text:p>
          </table:table-cell>
          <table:table-cell table:style-name="tgrad23.B1" office:value-type="string">
            <text:p text:style-name="P9">$grad23$</text:p>
          </table:table-cell>
          <table:table-cell table:style-name="tgrad23.C1" office:value-type="string">
            <text:p text:style-name="P10">$activity</text:p>
          </table:table-cell>
        </table:table-row>
      </table:table>
      <table:table table:name="tgrad24" table:style-name="tgrad24">
        <table:table-column table:style-name="tgrad24.A" table:number-columns-repeated="3"/>
        <table:table-row>
          <table:table-cell table:style-name="tgrad24.A1" office:value-type="string">
            <text:p text:style-name="P9">$bd_num_g24<text:span text:style-name="T32">$</text:span></text:p>
          </table:table-cell>
          <table:table-cell table:style-name="tgrad24.B1" office:value-type="string">
            <text:p text:style-name="P9">$grad24$</text:p>
          </table:table-cell>
          <table:table-cell table:style-name="tgrad24.C1" office:value-type="string">
            <text:p text:style-name="P10">$activity</text:p>
          </table:table-cell>
        </table:table-row>
      </table:table>
      <table:table table:name="tgrad25" table:style-name="tgrad25">
        <table:table-column table:style-name="tgrad25.A" table:number-columns-repeated="3"/>
        <table:table-row>
          <table:table-cell table:style-name="tgrad25.A1" office:value-type="string">
            <text:p text:style-name="P9">$bd_num_g25<text:span text:style-name="T32">$</text:span></text:p>
          </table:table-cell>
          <table:table-cell table:style-name="tgrad25.B1" office:value-type="string">
            <text:p text:style-name="P9">$grad25$</text:p>
          </table:table-cell>
          <table:table-cell table:style-name="tgrad25.C1" office:value-type="string">
            <text:p text:style-name="P10">$activity</text:p>
          </table:table-cell>
        </table:table-row>
      </table:table>
      <table:table table:name="tgrad26" table:style-name="tgrad26">
        <table:table-column table:style-name="tgrad26.A" table:number-columns-repeated="3"/>
        <table:table-row>
          <table:table-cell table:style-name="tgrad26.A1" office:value-type="string">
            <text:p text:style-name="P9">$bd_num_g26<text:span text:style-name="T32">$</text:span></text:p>
          </table:table-cell>
          <table:table-cell table:style-name="tgrad26.B1" office:value-type="string">
            <text:p text:style-name="P9">$grad26$</text:p>
          </table:table-cell>
          <table:table-cell table:style-name="tgrad26.C1" office:value-type="string">
            <text:p text:style-name="P10">$activity</text:p>
          </table:table-cell>
        </table:table-row>
      </table:table>
      <table:table table:name="tgrad27" table:style-name="tgrad27">
        <table:table-column table:style-name="tgrad27.A" table:number-columns-repeated="3"/>
        <table:table-row>
          <table:table-cell table:style-name="tgrad27.A1" office:value-type="string">
            <text:p text:style-name="P9">$bd_num_g27<text:span text:style-name="T32">$</text:span></text:p>
          </table:table-cell>
          <table:table-cell table:style-name="tgrad27.B1" office:value-type="string">
            <text:p text:style-name="P9">$grad27$</text:p>
          </table:table-cell>
          <table:table-cell table:style-name="tgrad27.C1" office:value-type="string">
            <text:p text:style-name="P10">$activity</text:p>
          </table:table-cell>
        </table:table-row>
      </table:table>
      <table:table table:name="tgrad28" table:style-name="tgrad28">
        <table:table-column table:style-name="tgrad28.A" table:number-columns-repeated="3"/>
        <table:table-row>
          <table:table-cell table:style-name="tgrad28.A1" office:value-type="string">
            <text:p text:style-name="P9">$bd_num_g28<text:span text:style-name="T32">$</text:span></text:p>
          </table:table-cell>
          <table:table-cell table:style-name="tgrad28.B1" office:value-type="string">
            <text:p text:style-name="P9">$grad28$</text:p>
          </table:table-cell>
          <table:table-cell table:style-name="tgrad28.C1" office:value-type="string">
            <text:p text:style-name="P10">$activity</text:p>
          </table:table-cell>
        </table:table-row>
      </table:table>
      <table:table table:name="tgrad29" table:style-name="tgrad29">
        <table:table-column table:style-name="tgrad29.A" table:number-columns-repeated="3"/>
        <table:table-row>
          <table:table-cell table:style-name="tgrad29.A1" office:value-type="string">
            <text:p text:style-name="P9">$bd_num_g29<text:span text:style-name="T32">$</text:span></text:p>
          </table:table-cell>
          <table:table-cell table:style-name="tgrad29.B1" office:value-type="string">
            <text:p text:style-name="P9">$grad29$</text:p>
          </table:table-cell>
          <table:table-cell table:style-name="tgrad29.C1" office:value-type="string">
            <text:p text:style-name="P10">$activity</text:p>
          </table:table-cell>
        </table:table-row>
      </table:table>
      <table:table table:name="tgrad30" table:style-name="tgrad30">
        <table:table-column table:style-name="tgrad30.A" table:number-columns-repeated="3"/>
        <table:table-row>
          <table:table-cell table:style-name="tgrad30.A1" office:value-type="string">
            <text:p text:style-name="P9">$bd_num_g30<text:span text:style-name="T32">$</text:span></text:p>
          </table:table-cell>
          <table:table-cell table:style-name="tgrad30.B1" office:value-type="string">
            <text:p text:style-name="P9">$grad30$</text:p>
          </table:table-cell>
          <table:table-cell table:style-name="tgrad30.C1" office:value-type="string">
            <text:p text:style-name="P10">$activity</text:p>
          </table:table-cell>
        </table:table-row>
      </table:table>
      <table:table table:name="tgrad31" table:style-name="tgrad31">
        <table:table-column table:style-name="tgrad31.A" table:number-columns-repeated="3"/>
        <table:table-row>
          <table:table-cell table:style-name="tgrad31.A1" office:value-type="string">
            <text:p text:style-name="P9">$bd_num_g31<text:span text:style-name="T32">$</text:span></text:p>
          </table:table-cell>
          <table:table-cell table:style-name="tgrad31.B1" office:value-type="string">
            <text:p text:style-name="P9">$grad31$</text:p>
          </table:table-cell>
          <table:table-cell table:style-name="tgrad31.C1" office:value-type="string">
            <text:p text:style-name="P10">$activity</text:p>
          </table:table-cell>
        </table:table-row>
      </table:table>
      <table:table table:name="tgrad32" table:style-name="tgrad32">
        <table:table-column table:style-name="tgrad32.A" table:number-columns-repeated="3"/>
        <table:table-row>
          <table:table-cell table:style-name="tgrad32.A1" office:value-type="string">
            <text:p text:style-name="P9">$bd_num_g32<text:span text:style-name="T32">$</text:span></text:p>
          </table:table-cell>
          <table:table-cell table:style-name="tgrad32.B1" office:value-type="string">
            <text:p text:style-name="P9">$grad32$</text:p>
          </table:table-cell>
          <table:table-cell table:style-name="tgrad32.C1" office:value-type="string">
            <text:p text:style-name="P10">$activity</text:p>
          </table:table-cell>
        </table:table-row>
      </table:table>
      <table:table table:name="tgrad33" table:style-name="tgrad33">
        <table:table-column table:style-name="tgrad33.A" table:number-columns-repeated="3"/>
        <table:table-row>
          <table:table-cell table:style-name="tgrad33.A1" office:value-type="string">
            <text:p text:style-name="P9">$bd_num_g33<text:span text:style-name="T32">$</text:span></text:p>
          </table:table-cell>
          <table:table-cell table:style-name="tgrad33.B1" office:value-type="string">
            <text:p text:style-name="P9">$grad33$</text:p>
          </table:table-cell>
          <table:table-cell table:style-name="tgrad33.C1" office:value-type="string">
            <text:p text:style-name="P10">$activity</text:p>
          </table:table-cell>
        </table:table-row>
      </table:table>
      <table:table table:name="tgrad34" table:style-name="tgrad34">
        <table:table-column table:style-name="tgrad34.A" table:number-columns-repeated="3"/>
        <table:table-row>
          <table:table-cell table:style-name="tgrad34.A1" office:value-type="string">
            <text:p text:style-name="P9">$bd_num_g34<text:span text:style-name="T32">$</text:span></text:p>
          </table:table-cell>
          <table:table-cell table:style-name="tgrad34.B1" office:value-type="string">
            <text:p text:style-name="P9">$grad34$</text:p>
          </table:table-cell>
          <table:table-cell table:style-name="tgrad34.C1" office:value-type="string">
            <text:p text:style-name="P10">$activity</text:p>
          </table:table-cell>
        </table:table-row>
      </table:table>
      <table:table table:name="tgrad35" table:style-name="tgrad35">
        <table:table-column table:style-name="tgrad35.A" table:number-columns-repeated="3"/>
        <table:table-row>
          <table:table-cell table:style-name="tgrad35.A1" office:value-type="string">
            <text:p text:style-name="P9">$bd_num_g35<text:span text:style-name="T32">$</text:span></text:p>
          </table:table-cell>
          <table:table-cell table:style-name="tgrad35.B1" office:value-type="string">
            <text:p text:style-name="P9">$grad35$</text:p>
          </table:table-cell>
          <table:table-cell table:style-name="tgrad35.C1" office:value-type="string">
            <text:p text:style-name="P10">$activity</text:p>
          </table:table-cell>
        </table:table-row>
      </table:table>
      <table:table table:name="tgrad36" table:style-name="tgrad36">
        <table:table-column table:style-name="tgrad36.A" table:number-columns-repeated="3"/>
        <table:table-row>
          <table:table-cell table:style-name="tgrad36.A1" office:value-type="string">
            <text:p text:style-name="P9">$bd_num_g36<text:span text:style-name="T32">$</text:span></text:p>
          </table:table-cell>
          <table:table-cell table:style-name="tgrad36.B1" office:value-type="string">
            <text:p text:style-name="P9">$grad36$</text:p>
          </table:table-cell>
          <table:table-cell table:style-name="tgrad36.C1" office:value-type="string">
            <text:p text:style-name="P10">$activity</text:p>
          </table:table-cell>
        </table:table-row>
      </table:table>
      <table:table table:name="tgrad37" table:style-name="tgrad37">
        <table:table-column table:style-name="tgrad37.A" table:number-columns-repeated="3"/>
        <table:table-row>
          <table:table-cell table:style-name="tgrad37.A1" office:value-type="string">
            <text:p text:style-name="P9">$bd_num_g37<text:span text:style-name="T32">$</text:span></text:p>
          </table:table-cell>
          <table:table-cell table:style-name="tgrad37.B1" office:value-type="string">
            <text:p text:style-name="P9">$grad37$</text:p>
          </table:table-cell>
          <table:table-cell table:style-name="tgrad37.C1" office:value-type="string">
            <text:p text:style-name="P10">$activity</text:p>
          </table:table-cell>
        </table:table-row>
      </table:table>
      <table:table table:name="tgrad38" table:style-name="tgrad38">
        <table:table-column table:style-name="tgrad38.A" table:number-columns-repeated="3"/>
        <table:table-row>
          <table:table-cell table:style-name="tgrad38.A1" office:value-type="string">
            <text:p text:style-name="P9">$bd_num_g38<text:span text:style-name="T32">$</text:span></text:p>
          </table:table-cell>
          <table:table-cell table:style-name="tgrad38.B1" office:value-type="string">
            <text:p text:style-name="P9">$grad38$</text:p>
          </table:table-cell>
          <table:table-cell table:style-name="tgrad38.C1" office:value-type="string">
            <text:p text:style-name="P10">$activity</text:p>
          </table:table-cell>
        </table:table-row>
      </table:table>
      <table:table table:name="tgrad39" table:style-name="tgrad39">
        <table:table-column table:style-name="tgrad39.A" table:number-columns-repeated="3"/>
        <table:table-row>
          <table:table-cell table:style-name="tgrad39.A1" office:value-type="string">
            <text:p text:style-name="P9">$bd_num_g39<text:span text:style-name="T32">$</text:span></text:p>
          </table:table-cell>
          <table:table-cell table:style-name="tgrad39.B1" office:value-type="string">
            <text:p text:style-name="P9">$grad39$</text:p>
          </table:table-cell>
          <table:table-cell table:style-name="tgrad39.C1" office:value-type="string">
            <text:p text:style-name="P10">$activity</text:p>
          </table:table-cell>
        </table:table-row>
      </table:table>
      <table:table table:name="tgrad40" table:style-name="tgrad40">
        <table:table-column table:style-name="tgrad40.A" table:number-columns-repeated="3"/>
        <table:table-row>
          <table:table-cell table:style-name="tgrad40.A1" office:value-type="string">
            <text:p text:style-name="P9">$bd_num_g40<text:span text:style-name="T32">$</text:span></text:p>
          </table:table-cell>
          <table:table-cell table:style-name="tgrad40.B1" office:value-type="string">
            <text:p text:style-name="P9">$grad40$</text:p>
          </table:table-cell>
          <table:table-cell table:style-name="tgrad40.C1" office:value-type="string">
            <text:p text:style-name="P10">$activity</text:p>
          </table:table-cell>
        </table:table-row>
      </table:table>
      <table:table table:name="tgrad0" table:style-name="tgrad0">
        <table:table-column table:style-name="tgrad0.A"/>
        <table:table-row table:style-name="tgrad0.1">
          <table:table-cell table:style-name="tgrad0.A1" office:value-type="string">
            <text:p text:style-name="P36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6">Проверку произвел:</text:p>
          </table:table-cell>
          <table:table-cell table:style-name="Таблица1.A1" office:value-type="string">
            <text:p text:style-name="P27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C2" office:value-type="string">
            <text:p text:style-name="P29">(<text:span text:style-name="T26">подпись</text:span>)</text:p>
          </table:table-cell>
        </table:table-row>
        <table:table-row>
          <table:table-cell table:style-name="Таблица1.A1" office:value-type="string">
            <text:p text:style-name="P26">Технический контроль: </text:p>
          </table:table-cell>
          <table:table-cell table:style-name="Таблица1.A1" office:value-type="string">
            <text:p text:style-name="P28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29">(<text:span text:style-name="T26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84in" fo:margin-right="0.7799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5-12-12T11:10:04.11</dc:date>
    <meta:print-date>2019-04-03T15:18:00</meta:print-date>
    <meta:editing-cycles>150</meta:editing-cycles>
    <meta:editing-duration>PT9H20M58S</meta:editing-duration>
    <meta:generator>OpenOffice/4.1.6$Win32 OpenOffice.org_project/416m1$Build-9790</meta:generator>
    <meta:document-statistic meta:table-count="44" meta:image-count="1" meta:object-count="0" meta:page-count="2" meta:paragraph-count="248" meta:word-count="351" meta:character-count="2785"/>
  </office:meta>
</office:document-meta>
</file>